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style:font-name="Tahoma" fo:font-size="10pt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Times New Roman1" fo:font-size="10pt" fo:language="fr" fo:country="BE"/>
    </style:style>
    <style:style style:name="T9" style:family="text">
      <style:text-properties style:font-name="Times New Roman1" fo:font-size="10pt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Times New Roman1" fo:font-size="12pt" fo:language="fr" fo:country="BE" style:font-size-asian="12pt" style:font-size-complex="12pt"/>
    </style:style>
    <style:style style:name="T11" style:family="text">
      <style:text-properties style:font-name="Times New Roman1" fo:font-size="14pt" fo:language="fr" fo:country="B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7">do text</text:span></text:p><text:p text:style-name="P4"><text:span text:style-name="T1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10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12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3">Déclaration environnementale</text:span></text:span></text:p>
      <text:p text:style-name="UrbanBody"/>
      <text:p text:style-name="UrbanBody"><text:span text:style-name="T4"><office:annotation><dc:creator>sde </dc:creator><dc:date>2011-07-27T10:02:17</dc:date><text:p text:style-name="P3"><text:span text:style-name="T14">do text</text:span></text:p><text:p text:style-name="P3"><text:span text:style-name="T15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3"><text:span text:style-name="T16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3"><text:span text:style-name="T13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laration relative à l’objet repris sous rubrique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3"><text:span text:style-name="T14">do text</text:span></text:p><text:p text:style-name="P3"><text:span text:style-name="T15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3:44:32</dc:date>
    <dc:creator>sde </dc:creator>
    <meta:editing-duration>PT7H49M48S</meta:editing-duration>
    <meta:editing-cycles>42</meta:editing-cycles>
    <meta:generator>LibreOffice/3.3$Unix LibreOffice_project/330m19$Build-202</meta:generator>
    <meta:document-statistic meta:table-count="0" meta:image-count="0" meta:object-count="0" meta:page-count="1" meta:paragraph-count="15" meta:word-count="122" meta:character-count="1027"/>
  </office:meta>
</office:document-meta>
</file>